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7c" officeooo:paragraph-rsid="0012557c"/>
    </style:style>
    <style:style style:name="P2" style:family="paragraph" style:parent-style-name="Standard">
      <style:text-properties officeooo:rsid="00138b86" officeooo:paragraph-rsid="00138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a.</text:p>
      <text:p text:style-name="P1">Le PC0-1 à des échanges avec son routeur (192,168,0,10) avec des reponses RIP mais il ne communique pas avec le serveur cible</text:p>
      <text:p text:style-name="P1"/>
      <text:p text:style-name="P2">b. le port de connexion du routeur pour le serveur DNS n’a pas été configuré et le serveur DNS n’a pas de gateway configuré </text:p>
      <text:p text:style-name="P2"/>
      <text:p text:style-name="P2">2.</text:p>
      <text:p text:style-name="P2">aprés changement de l’ip de la 3éme connexion du routeur et configuration de la gateway du serveur DNS à celle-ci : la commande ping fonction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4:40:18.313933254</meta:creation-date>
    <dc:date>2024-10-02T14:51:49.588722739</dc:date>
    <meta:editing-duration>PT11M3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6" meta:word-count="74" meta:character-count="398" meta:non-whitespace-character-count="329"/>
  </office:meta>
</office:document-meta>
</file>